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f52b" officeooo:paragraph-rsid="001cf52b"/>
    </style:style>
    <style:style style:name="P2" style:family="paragraph" style:parent-style-name="Standard">
      <style:paragraph-properties fo:text-align="start" style:justify-single-word="false"/>
      <style:text-properties officeooo:rsid="001cf52b" officeooo:paragraph-rsid="001cf52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5" style:family="text">
      <style:text-properties officeooo:rsid="001d3d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M <text:span text:style-name="T5">(Customer Relationship management)</text:span></text:p>
      <text:p text:style-name="P2">Funcional → son parecidos</text:p>
      <text:p text:style-name="P2"/>
      <text:p text:style-name="P2">Beneficios→</text:p>
      <text:p text:style-name="P2">-soporte técnico</text:p>
      <text:p text:style-name="P2">-solución móvil y cloud</text:p>
      <text:p text:style-name="P2">-contacto directo y personalizado con el cliente</text:p>
      <text:p text:style-name="P2"/>
      <text:p text:style-name="P2">Se han convertido en más clientecéntricas. Antes se enfocaban a los productos y después a los procesos, pero se dieron cuenta que lo más importante eran los clientes.</text:p>
      <text:p text:style-name="P2">Cuando a un cliente se le pregunta de dónde ha conocido la empresa o procedimientos similares, es un cliente potencial. Se convierte en <text:span text:style-name="T1">leader</text:span><text:span text:style-name="T2"> </text:span><text:span text:style-name="T3">→ factura → </text:span><text:span text:style-name="T4">cliente </text:span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09:41:33.655277498</meta:creation-date>
    <dc:date>2022-09-30T09:48:24.125190748</dc:date>
    <meta:editing-duration>PT2M34S</meta:editing-duration>
    <meta:editing-cycles>2</meta:editing-cycles>
    <meta:generator>LibreOffice/7.3.5.2$Linux_X86_64 LibreOffice_project/30$Build-2</meta:generator>
    <meta:document-statistic meta:table-count="0" meta:image-count="0" meta:object-count="0" meta:page-count="1" meta:paragraph-count="8" meta:word-count="78" meta:character-count="490" meta:non-whitespace-character-count="419"/>
  </office:meta>
</office:document-meta>
</file>